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671cm" fo:min-width="3.2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949cm" fo:min-width="3.304cm"/>
      <style:paragraph-properties style:writing-mode="lr-tb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  <style:paragraph-properties style:writing-mode="lr-tb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791cm" fo:min-width="3.26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6cm"/>
      <style:paragraph-properties style:writing-mode="lr-tb"/>
    </style:style>
    <style:style style:name="gr7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88cm" fo:min-width="3.558cm"/>
      <style:paragraph-properties style:writing-mode="lr-tb"/>
    </style:style>
    <style:style style:name="gr9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171cm" fo:min-width="2.309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71cm" svg:x="0.917cm" svg:y="0.9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71cm" svg:x="5.997cm" svg:y="0.9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2cm" svg:height="2.641cm" svg:x="11.401cm" svg:y="0.359cm">
          <draw:text-box>
            <text:p><text:span text:style-name="T2">get_centers()</text:span><text:span text:style-name="T2"><text:line-break/></text:span><text:span text:style-name="T2">get_weights()</text:span></text:p>
            <text:p><text:span text:style-name="T2">plot()</text:span><text:span text:style-name="T2"><text:line-break/></text:span><text:span text:style-name="T2">evaluate_static()</text:span></text:p>
            <text:p text:style-name="P2"><text:span text:style-name="T2">evaluate_stream()</text:span></text:p>
          </draw:text-box>
        </draw:frame>
        <draw:line draw:style-name="gr3" draw:text-style-name="P4" draw:layer="layout" svg:x1="7.015cm" svg:y1="3.03cm" svg:x2="6.697cm" svg:y2="4.86cm">
          <text:p/>
        </draw:line>
        <draw:line draw:style-name="gr3" draw:text-style-name="P4" draw:layer="layout" svg:x1="7.015cm" svg:y1="4.86cm" svg:x2="7.332cm" svg:y2="3.03cm">
          <text:p/>
        </draw:line>
        <draw:line draw:style-name="gr3" draw:text-style-name="P4" draw:layer="layout" svg:x1="2.887cm" svg:y1="3.025cm" svg:x2="2.887cm" svg:y2="3.94cm">
          <text:p/>
        </draw:line>
        <draw:frame draw:style-name="gr4" draw:text-style-name="P3" draw:layer="layout" svg:width="2.788cm" svg:height="0.738cm" svg:x="5.645cm" svg:y="4.86cm">
          <draw:text-box>
            <text:p><text:span text:style-name="T2">update()</text:span></text:p>
          </draw:text-box>
        </draw:frame>
        <draw:line draw:style-name="gr3" draw:text-style-name="P4" draw:layer="layout" svg:x1="9.907cm" svg:y1="1.351cm" svg:x2="11.495cm" svg:y2="1.351cm">
          <text:p/>
        </draw:line>
        <draw:custom-shape draw:style-name="gr5" draw:text-style-name="P1" draw:layer="layout" svg:width="3.81cm" svg:height="2.091cm" svg:x="9.062cm" svg:y="6.18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4" draw:layer="layout" svg:x1="10.39cm" svg:y1="4.555cm" svg:x2="10.39cm" svg:y2="6.08cm">
          <text:p/>
        </draw:line>
        <draw:line draw:style-name="gr3" draw:text-style-name="P4" draw:layer="layout" svg:x1="10.69cm" svg:y1="6.08cm" svg:x2="10.69cm" svg:y2="4.555cm">
          <text:p/>
        </draw:line>
        <draw:line draw:style-name="gr3" draw:text-style-name="P4" draw:layer="layout" svg:x1="8.92cm" svg:y1="3.03cm" svg:x2="9.872cm" svg:y2="3.945cm">
          <text:p/>
        </draw:line>
        <draw:frame draw:style-name="gr6" draw:text-style-name="P3" draw:layer="layout" svg:width="3.296cm" svg:height="0.738cm" svg:x="9.081cm" svg:y="3.945cm">
          <draw:text-box>
            <text:p><text:span text:style-name="T2">recluster()</text:span></text:p>
          </draw:text-box>
        </draw:frame>
        <draw:line draw:style-name="gr3" draw:text-style-name="P4" draw:layer="layout" svg:x1="12.976cm" svg:y1="6.651cm" svg:x2="14.564cm" svg:y2="6.651cm">
          <text:p/>
        </draw:line>
        <draw:line draw:style-name="gr3" draw:text-style-name="P4" draw:layer="layout" svg:x1="9.872cm" svg:y1="2.625cm" svg:x2="14.317cm" svg:y2="4.25cm">
          <text:p/>
        </draw:line>
        <draw:frame draw:style-name="gr4" draw:text-style-name="P3" draw:layer="layout" svg:width="2.788cm" svg:height="0.738cm" svg:x="13.434cm" svg:y="4.25cm">
          <draw:text-box>
            <text:p><text:span text:style-name="T2">predict()</text:span></text:p>
          </draw:text-box>
        </draw:frame>
        <draw:line draw:style-name="gr3" draw:text-style-name="P4" draw:layer="layout" svg:x1="17.81cm" svg:y1="3.235cm" svg:x2="15.27cm" svg:y2="4.25cm">
          <text:p/>
        </draw:line>
        <draw:line draw:style-name="gr3" draw:text-style-name="P4" draw:layer="layout" svg:x1="16.005cm" svg:y1="4.555cm" svg:x2="18.762cm" svg:y2="4.555cm">
          <text:p/>
        </draw:line>
        <draw:custom-shape draw:style-name="gr7" draw:text-style-name="P5" draw:layer="layout" svg:width="2.857cm" svg:height="2.83cm" svg:x="17.175cm" svg:y="0.4cm">
          <text:p text:style-name="P5"><text:span text:style-name="T1">New data</text:span></text:p>
          <text:p text:style-name="P5"><text:span text:style-name="T1">points</text:span><text:span text:style-name="T1"><text:line-break/></text:span><text:span text:style-name="T1">(data.fram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draw:layer="layout" svg:width="2.858cm" svg:height="1.83cm" svg:x="19.079cm" svg:y="3.64cm">
          <text:p text:style-name="P5"><text:span text:style-name="T1">Cluster </text:span></text:p>
          <text:p text:style-name="P5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4" draw:layer="layout" svg:x1="13cm" svg:y1="7.91cm" svg:x2="14.587cm" svg:y2="8.52cm">
          <text:p/>
        </draw:line>
        <draw:frame draw:style-name="gr8" draw:text-style-name="P3" draw:layer="layout" svg:width="4.058cm" svg:height="0.738cm" svg:x="14.487cm" svg:y="8.215cm">
          <draw:text-box>
            <text:p><text:span text:style-name="T2">predict()</text:span></text:p>
          </draw:text-box>
        </draw:frame>
        <draw:custom-shape draw:style-name="gr7" draw:text-style-name="P5" draw:layer="layout" svg:width="2.858cm" svg:height="1.83cm" svg:x="19.079cm" svg:y="7.605cm">
          <text:p text:style-name="P5"><text:span text:style-name="T1">Macro-cluster</text:span></text:p>
          <text:p text:style-name="P5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4" draw:layer="layout" svg:x1="17.175cm" svg:y1="8.52cm" svg:x2="18.762cm" svg:y2="8.52cm">
          <text:p/>
        </draw:line>
        <draw:custom-shape draw:style-name="gr1" draw:text-style-name="P1" draw:layer="layout" svg:width="3.81cm" svg:height="1.971cm" svg:x="0.982cm" svg:y="3.999cm">
          <text:p text:style-name="P1"><text:span text:style-name="T1">Data Stream Filter</text:span></text:p>
          <text:p text:style-name="P1"><text:span text:style-name="T1">(DSF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91cm" svg:y1="4.86cm" svg:x2="5.862cm" svg:y2="5.165cm">
          <text:p/>
        </draw:line>
        <draw:custom-shape draw:style-name="gr9" draw:text-style-name="P5" draw:layer="layout" svg:width="2.858cm" svg:height="1.83cm" svg:x="5.427cm" svg:y="6.995cm">
          <text:p text:style-name="P5"><text:span text:style-name="T1">Cluster </text:span></text:p>
          <text:p text:style-name="P5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4" draw:layer="layout" svg:x1="6.698cm" svg:y1="5.47cm" svg:x2="6.697cm" svg:y2="6.69cm">
          <text:p/>
        </draw:line>
        <draw:frame draw:style-name="gr2" draw:text-style-name="P3" draw:layer="layout" svg:width="4.82cm" svg:height="2.641cm" svg:x="14.335cm" svg:y="5.27cm">
          <draw:text-box>
            <text:p><text:span text:style-name="T2">get_centers()</text:span><text:span text:style-name="T2"><text:line-break/></text:span><text:span text:style-name="T2">get_weights()</text:span></text:p>
            <text:p><text:span text:style-name="T2">plot()</text:span><text:span text:style-name="T2"><text:line-break/></text:span><text:span text:style-name="T2">evaluate_static()</text:span></text:p>
            <text:p text:style-name="P2"><text:span text:style-name="T2">evaluate_stream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Hahsler</meta:initial-creator>
    <meta:creation-date>2011-07-22T14:15:03</meta:creation-date>
    <dc:date>2022-06-08T12:11:21.452891965</dc:date>
    <meta:editing-duration>PT52M42S</meta:editing-duration>
    <meta:editing-cycles>19</meta:editing-cycles>
    <meta:generator>LibreOffice/7.3.3.2$Linux_X86_64 LibreOffice_project/30$Build-2</meta:generator>
    <meta:document-statistic meta:object-count="29"/>
  </office:meta>
</office:document-meta>
</file>